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Source Sans Pro" svg:font-family="'Source Sans Pro', 'Segoe UI', 'Trebuchet MS', Helvetica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d24f" officeooo:paragraph-rsid="0003d24f"/>
    </style:style>
    <style:style style:name="P2" style:family="paragraph" style:parent-style-name="Standard">
      <style:text-properties fo:language="en" fo:country="US" officeooo:rsid="00043cbc" officeooo:paragraph-rsid="00043cbc"/>
    </style:style>
    <style:style style:name="P3" style:family="paragraph" style:parent-style-name="Standard">
      <style:text-properties fo:language="en" fo:country="US" officeooo:rsid="0005307d" officeooo:paragraph-rsid="0005307d"/>
    </style:style>
    <style:style style:name="P4" style:family="paragraph" style:parent-style-name="Standard">
      <style:text-properties fo:language="en" fo:country="US" fo:font-style="italic" officeooo:rsid="00061ac5" officeooo:paragraph-rsid="00061ac5" style:font-style-asian="italic" style:font-style-complex="italic"/>
    </style:style>
    <style:style style:name="P5" style:family="paragraph" style:parent-style-name="Standard">
      <style:text-properties fo:font-size="18pt" fo:language="en" fo:country="US" officeooo:rsid="0003d24f" officeooo:paragraph-rsid="0003d24f" style:font-size-asian="18pt" style:font-size-complex="18pt"/>
    </style:style>
    <style:style style:name="P6" style:family="paragraph" style:parent-style-name="Standard">
      <style:text-properties fo:font-size="18pt" fo:language="en" fo:country="US" officeooo:rsid="00043cbc" officeooo:paragraph-rsid="00043cbc" style:font-size-asian="18pt" style:font-size-complex="18pt"/>
    </style:style>
    <style:style style:name="P7" style:family="paragraph" style:parent-style-name="Standard">
      <style:text-properties fo:font-size="18pt" fo:language="en" fo:country="US" officeooo:rsid="0005307d" officeooo:paragraph-rsid="0005307d" style:font-size-asian="18pt" style:font-size-complex="18pt"/>
    </style:style>
    <style:style style:name="T1" style:family="text">
      <style:text-properties officeooo:rsid="00043cbc"/>
    </style:style>
    <style:style style:name="T2" style:family="text">
      <style:text-properties officeooo:rsid="00051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tuation</text:p>
      <text:p text:style-name="P1">Mr Shingshan, passioned by fish, ask you to develop a simulation for his next aquarium : he would like to get many different, rare and expensive species of fish, and he doesn’t want to discover a desert instead of his aquarium, after few months ….</text:p>
      <text:p text:style-name="P1"/>
      <text:p text:style-name="P5">Filling the aquarium</text:p>
      <text:p text:style-name="P1">The aquarium contains alga and fishes. Alga do nothing : this is an alga, it exists or not. The fish, has a name (Mr Shinshan love his fishes), and a sex (male or female). The aquarium has a method to add a fish and one other to add an alga. <text:span text:style-name="T1">The aquarium has a method to spend time : for each turn, we process the actions, and we display :</text:span></text:p>
      <text:p text:style-name="P1"><text:tab/>- <text:span text:style-name="T1">the number of alga alive.</text:span></text:p>
      <text:p text:style-name="P1"><text:tab/>- <text:span text:style-name="T1">the fishes, with its name and its sex.</text:span></text:p>
      <text:p text:style-name="P1"/>
      <text:p text:style-name="P6">Variety</text:p>
      <text:p text:style-name="P2">Similar fishes is not interesting. So, we can have herbivorous and carnivorous fishes. And there is six differents species, the carnivorous : grouper, clown fish and tuna, and the herbivorous : flounder, <text:s/>bass, carp. Each fish can eat, an other fish (for carnivorous), or an alga (for herbivorous). The food is chosen randomly.</text:p>
      <text:p text:style-name="P2"/>
      <text:p text:style-name="P6">Miam miam miam</text:p>
      <text:p text:style-name="P2">Each turn, each fish eat and what is eaten disappear. Be careful : a fish cannot eat itself and a <text:span text:style-name="T2">living being</text:span> eaten do nothing.</text:p>
      <text:p text:style-name="P2"/>
      <text:p text:style-name="P6">A bit of lightness in this world of heavies</text:p>
      <text:p text:style-name="P2">Now, we add the life points. Fishes and alga are <text:span text:style-name="T2">living being</text:span>. All <text:span text:style-name="T2">living being begin with 10 life points. If a living being has 0 life points, it dies.</text:span></text:p>
      <text:p text:style-name="P3">Each turn, an alga grows and wins 1 points. An alga eaten lose 2 points.</text:p>
      <text:p text:style-name="P3">Each turn, a fish loses 1 points and are more hungry. If it is very hungry (less than 5 points), it looks for food. Herbivorous can eat an alga and win 3 points. Carnivorous can eat an other fish and win 5 points. But it can’t eat itself, or a fish from the same species. To be bitten is very painful : a fish lose 4 points.</text:p>
      <text:p text:style-name="P3"/>
      <text:p text:style-name="P7">Death</text:p>
      <text:p text:style-name="P3">Every living being begin with an age of 0 turn, and die if the age is more than 20 turns.</text:p>
      <text:p text:style-name="P3"/>
      <text:p text:style-name="P7">Sexuality</text:p>
      <text:p text:style-name="P3">Mono-sexual (tuna and carp) : the fish appear with a sex and nether change.</text:p>
      <text:p text:style-name="P3">Old hermaphrodite (bass and grouper) : the fish appear as a male and after 10 turns become a female.</text:p>
      <text:p text:style-name="P3">Opportunist (clown fish and flounder) : the fish change its sex according to what it needs.</text:p>
      <text:p text:style-name="P3"/>
      <text:p text:style-name="P7">Save</text:p>
      <text:p text:style-name="P3">Mr Shinshan would like to save its aquarium on a file.</text:p>
      <text:p text:style-name="P3"/>
      <text:p text:style-name="P7">Load</text:p>
      <text:p text:style-name="P3">It will be easier to load the aquarium from a file.</text:p>
      <text:p text:style-name="P3"/>
      <text:p text:style-name="P4">References : https://zestedesavoir.com/forums/sujet/447/javaquariu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Source Sans Pro" svg:font-family="'Source Sans Pro', 'Segoe UI', 'Trebuchet MS', Helvetica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23:04:05.448000000</meta:creation-date>
    <dc:date>2016-02-24T00:33:38.559000000</dc:date>
    <meta:editing-duration>PT5M8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25" meta:word-count="435" meta:character-count="2301" meta:non-whitespace-character-count="1888"/>
  </office:meta>
</office:document-meta>
</file>